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2-02_21-31-02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2-03_01-14-34_000.jpg</text:p>
          </table:table-cell>
          <table:table-cell table:style-name="ce19" office:value-type="string">
            <text:p><text:s/>:PHOTO 記録 / 経過記録；作ったもの / food=焼酎漬け / material=レモン：１玉；liquor=麦焼酎：??ml,time=~,container=silver-cap-small / type=~,other=~,id=~</text:p>
          </table:table-cell>
          <table:table-cell table:style-name="ce12"/>
          <table:table-cell table:style-name="ce5"/>
          <table:table-cell table:style-name="ce5"/>
          <table:table-cell table:style-name="ce41" table:formula="of:=IF([.E3]=&quot;&quot;;[.C3];CONCATENATE([.C3];&quot; / &quot;;[.E3]))" office:value-type="string" office:string-value=" :PHOTO 記録 / 経過記録；作ったもの / food=焼酎漬け / material=レモン：１玉；liquor=麦焼酎：??ml,time=~,container=silver-cap-small / type=~,other=~,id=~">
            <text:p><text:s/>:PHOTO 記録 / 経過記録；作ったもの / food=焼酎漬け / material=レモン：１玉；liquor=麦焼酎：??ml,time=~,container=silver-cap-small / type=~,other=~,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2-03_01-20-03_000.jpg</text:p>
          </table:table-cell>
          <table:table-cell table:style-name="ce19" office:value-type="string">
            <text:p><text:s/>:PHOTO 記録 / 経過記録；作ったもの / food=焼酎漬け / material=オオバ：１束；liquor=麦焼酎：??ml,time=~,container=silver-cap-small / type=~,other=~,id=~ || <text:s/>:PHOTO 記録 / 経過記録；作ったもの / food=焼酎漬け / material=ローズマリー；liquor=麦焼酎：??ml,time=~,container=golden-cap / type=~,other=~,id=~</text:p>
          </table:table-cell>
          <table:table-cell table:style-name="ce19"/>
          <table:table-cell table:style-name="ce5"/>
          <table:table-cell table:style-name="ce5"/>
          <table:table-cell table:style-name="ce41" table:formula="of:=IF([.E4]=&quot;&quot;;[.C4];CONCATENATE([.C4];&quot; / &quot;;[.E4]))" office:value-type="string" office:string-value=" :PHOTO 記録 / 経過記録；作ったもの / food=焼酎漬け / material=オオバ：１束；liquor=麦焼酎：??ml,time=~,container=silver-cap-small / type=~,other=~,id=~ ||  :PHOTO 記録 / 経過記録；作ったもの / food=焼酎漬け / material=ローズマリー；liquor=麦焼酎：??ml,time=~,container=golden-cap / type=~,other=~,id=~">
            <text:p><text:s/>:PHOTO 記録 / 経過記録；作ったもの / food=焼酎漬け / material=オオバ：１束；liquor=麦焼酎：??ml,time=~,container=silver-cap-small / type=~,other=~,id=~ || <text:s/>:PHOTO 記録 / 経過記録；作ったもの / food=焼酎漬け / material=ローズマリー；liquor=麦焼酎：??ml,time=~,container=golden-cap / type=~,other=~,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2-03_02-34-27_000.jpg</text:p>
          </table:table-cell>
          <table:table-cell table:style-name="ce12" office:value-type="string">
            <text:p>:m 記録 / お酒：飲んだ量</text:p>
          </table:table-cell>
          <table:table-cell table:style-name="ce21"/>
          <table:table-cell table:style-name="ce5"/>
          <table:table-cell table:style-name="ce5"/>
          <table:table-cell table:style-name="ce4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2-03_03-18-12_000.jpg</text:p>
          </table:table-cell>
          <table:table-cell table:style-name="ce19" office:value-type="string">
            <text:p>:m :PHOTO 寝た時刻 / 2022 / オナニー、未了、duration=１時間ぐらい,other=~</text:p>
          </table:table-cell>
          <table:table-cell table:style-name="ce19"/>
          <table:table-cell table:style-name="ce5"/>
          <table:table-cell table:style-name="ce5"/>
          <table:table-cell table:style-name="ce41" table:formula="of:=IF([.E6]=&quot;&quot;;[.C6];CONCATENATE([.C6];&quot; / &quot;;[.E6]))" office:value-type="string" office:string-value=":m :PHOTO 寝た時刻 / 2022 / オナニー、未了、duration=１時間ぐらい,other=~">
            <text:p>:m :PHOTO 寝た時刻 / 2022 / オナニー、未了、duration=１時間ぐらい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2-03_06-08-02_000.jpg</text:p>
          </table:table-cell>
          <table:table-cell table:style-name="ce21" office:value-type="string">
            <text:p>:m :PHOTO 起きた時刻（夜中） / 2022</text:p>
          </table:table-cell>
          <table:table-cell table:style-name="ce20"/>
          <table:table-cell table:style-name="ce5"/>
          <table:table-cell table:style-name="ce5"/>
          <table:table-cell table:style-name="ce41" table:formula="of:=IF([.E7]=&quot;&quot;;[.C7];CONCATENATE([.C7];&quot; / &quot;;[.E7]))" office:value-type="string" office:string-value=":m :PHOTO 起きた時刻（夜中） / 2022">
            <text:p>:m :PHOTO 起きた時刻（夜中） / 202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2-03_09-24-36_000.jpg</text:p>
          </table:table-cell>
          <table:table-cell table:style-name="ce19" office:value-type="string">
            <text:p>:m :PHOTO 起きた時刻 / 2022</text:p>
          </table:table-cell>
          <table:table-cell table:style-name="ce12"/>
          <table:table-cell table:style-name="ce5"/>
          <table:table-cell table:style-name="ce5"/>
          <table:table-cell table:style-name="ce41" table:formula="of:=IF([.E8]=&quot;&quot;;[.C8];CONCATENATE([.C8];&quot; / &quot;;[.E8]))" office:value-type="string" office:string-value=":m :PHOTO 起きた時刻 / 2022">
            <text:p>:m :PHOTO 起きた時刻 / 202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2-03_09-36-24_000.jpg</text:p>
          </table:table-cell>
          <table:table-cell table:style-name="ce19" office:value-type="string">
            <text:p>:m :? #*# / topic=math / content=あらゆる数は、別の数の２乗たちの和で、表せるか？ / status=~ / other=~,id=~</text:p>
          </table:table-cell>
          <table:table-cell table:style-name="ce19"/>
          <table:table-cell table:style-name="ce5"/>
          <table:table-cell table:style-name="ce5"/>
          <table:table-cell table:style-name="ce41" table:formula="of:=IF([.E9]=&quot;&quot;;[.C9];CONCATENATE([.C9];&quot; / &quot;;[.E9]))" office:value-type="string" office:string-value=":m :? #*# / topic=math / content=あらゆる数は、別の数の２乗たちの和で、表せるか？ / status=~ / other=~,id=~">
            <text:p>:m :? #*# / topic=math / content=あらゆる数は、別の数の２乗たちの和で、表せるか？ / status=~ / other=~,id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2-03_13-45-52_000.jpg</text:p>
          </table:table-cell>
          <table:table-cell table:style-name="ce19" office:value-type="string">
            <text:p>:m RES 1*1 / free# JVEMV6 68#_173:1 / 68. theoretical-physics(tp) / w=デルタ関数,topics=量子力学：座標表示(eman),other=calc+:(|ψ&gt;=∫dxψ(x)|x&gt;),s=~,i=~,doc=r-9-2~2.4#3</text:p>
          </table:table-cell>
          <table:table-cell table:style-name="ce21"/>
          <table:table-cell table:style-name="ce5"/>
          <table:table-cell table:style-name="ce5"/>
          <table:table-cell table:style-name="ce41" table:formula="of:=IF([.E10]=&quot;&quot;;[.C10];CONCATENATE([.C10];&quot; / &quot;;[.E10]))" office:value-type="string" office:string-value=":m RES 1*1 / free# JVEMV6 68#_173:1 / 68. theoretical-physics(tp) / w=デルタ関数,topics=量子力学：座標表示(eman),other=calc+:(|ψ&gt;=∫dxψ(x)|x&gt;),s=~,i=~,doc=r-9-2~2.4#3">
            <text:p>:m RES 1*1 / free# JVEMV6 68#_173:1 / 68. theoretical-physics(tp) / w=デルタ関数,topics=量子力学：座標表示(eman),other=calc+:(|ψ&gt;=∫dxψ(x)|x&gt;),s=~,i=~,doc=r-9-2~2.4#3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03_17-28-14_000.jpg</text:p>
          </table:table-cell>
          <table:table-cell table:style-name="ce19" office:value-type="string">
            <text:p>:m RES 1*1 / free# JVEMV6 68#_173:2 / 68. theoretical-physics(tp) / w=デルタ関数,topics=量子力学：運動量表示(eman),other=~,s=~,i=~,doc=r-9-2~2.5</text:p>
          </table:table-cell>
          <table:table-cell table:style-name="ce19"/>
          <table:table-cell table:style-name="ce5"/>
          <table:table-cell table:style-name="ce5"/>
          <table:table-cell table:style-name="ce41" table:formula="of:=IF([.E11]=&quot;&quot;;[.C11];CONCATENATE([.C11];&quot; / &quot;;[.E11]))" office:value-type="string" office:string-value=":m RES 1*1 / free# JVEMV6 68#_173:2 / 68. theoretical-physics(tp) / w=デルタ関数,topics=量子力学：運動量表示(eman),other=~,s=~,i=~,doc=r-9-2~2.5">
            <text:p>:m RES 1*1 / free# JVEMV6 68#_173:2 / 68. theoretical-physics(tp) / w=デルタ関数,topics=量子力学：運動量表示(eman),other=~,s=~,i=~,doc=r-9-2~2.5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2-03_17-58-02_000.mp4</text:p>
          </table:table-cell>
          <table:table-cell table:style-name="ce19" office:value-type="string">
            <text:p>:VIDEO / @自室 / 記録 / jap.flute / 演奏、play / R=1 / todays-melody,genr=jazz-like,for=~,key=~,tempo=~,R=~,i.f.=~,memo=~,elements=~,notes=,ReX,other=~</text:p>
          </table:table-cell>
          <table:table-cell table:style-name="ce20"/>
          <table:table-cell table:style-name="ce5"/>
          <table:table-cell table:style-name="ce5"/>
          <table:table-cell table:style-name="ce41" table:formula="of:=IF([.E12]=&quot;&quot;;[.C12];CONCATENATE([.C12];&quot; / &quot;;[.E12]))" office:value-type="string" office:string-value=":VIDEO / @自室 / 記録 / jap.flute / 演奏、play / R=1 / todays-melody,genr=jazz-like,for=~,key=~,tempo=~,R=~,i.f.=~,memo=~,elements=~,notes=,ReX,other=~">
            <text:p>:VIDEO / @自室 / 記録 / jap.flute / 演奏、play / R=1 / todays-melody,genr=jazz-like,for=~,key=~,tempo=~,R=~,i.f.=~,memo=~,elements=~,notes=,ReX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2-03_18-16-41_000.mp4</text:p>
          </table:table-cell>
          <table:table-cell table:style-name="ce28" office:value-type="string">
            <text:p>:VIDEO / @自室 / 記録 / jap.flute / 演奏、play / R=2 / todays-melody,genr=~,for=~,key=~,tempo=~,R=~,i.f.=~,memo=~,elements=~,notes=,Re+,other=~</text:p>
          </table:table-cell>
          <table:table-cell table:style-name="ce21"/>
          <table:table-cell table:style-name="ce5"/>
          <table:table-cell table:style-name="ce5"/>
          <table:table-cell table:style-name="ce41" table:formula="of:=IF([.E13]=&quot;&quot;;[.C13];CONCATENATE([.C13];&quot; / &quot;;[.E13]))" office:value-type="string" office:string-value=":VIDEO / @自室 / 記録 / jap.flute / 演奏、play / R=2 / todays-melody,genr=~,for=~,key=~,tempo=~,R=~,i.f.=~,memo=~,elements=~,notes=,Re+,other=~">
            <text:p>:VIDEO / @自室 / 記録 / jap.flute / 演奏、play / R=2 / todays-melody,genr=~,for=~,key=~,tempo=~,R=~,i.f.=~,memo=~,elements=~,notes=,Re+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2-03_18-26-57_000.mp4</text:p>
          </table:table-cell>
          <table:table-cell table:style-name="ce28" office:value-type="string">
            <text:p>:VIDEO / @自室 / 記録 / jap.flute / 演奏、play / R=3 / todays-melody,genr=~,for=accompany,key=~,tempo=~,R=~,i.f.=~,memo=~,elements=~,notes=hole-4;6,Re+,other=2-notes;file-extracted-to:2022-02-03_18-56-45_000.avi</text:p>
          </table:table-cell>
          <table:table-cell table:style-name="ce21"/>
          <table:table-cell table:style-name="ce5"/>
          <table:table-cell table:style-name="ce5"/>
          <table:table-cell table:style-name="ce41" table:formula="of:=IF([.E14]=&quot;&quot;;[.C14];CONCATENATE([.C14];&quot; / &quot;;[.E14]))" office:value-type="string" office:string-value=":VIDEO / @自室 / 記録 / jap.flute / 演奏、play / R=3 / todays-melody,genr=~,for=accompany,key=~,tempo=~,R=~,i.f.=~,memo=~,elements=~,notes=hole-4;6,Re+,other=2-notes;file-extracted-to:2022-02-03_18-56-45_000.avi">
            <text:p>:VIDEO / @自室 / 記録 / jap.flute / 演奏、play / R=3 / todays-melody,genr=~,for=accompany,key=~,tempo=~,R=~,i.f.=~,memo=~,elements=~,notes=hole-4;6,Re+,other=2-notes;file-extracted-to:2022-02-03_18-56-45_000.avi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2-03_18-35-17_000.mp4</text:p>
          </table:table-cell>
          <table:table-cell table:style-name="ce28" office:value-type="string">
            <text:p>:VIDEO / @自室 / 記録 / jap.flute / 演奏、play / R=4 / todays-melody,genr=~,for=~,key=~,tempo=~,R=~,i.f.=~,memo=~,elements=~,notes=~,Re+,other=accompanied-by:file-2022-02-03_18-35-17_000.mp4</text:p>
          </table:table-cell>
          <table:table-cell table:style-name="ce19"/>
          <table:table-cell table:style-name="ce5"/>
          <table:table-cell table:style-name="ce5"/>
          <table:table-cell table:style-name="ce41" table:formula="of:=IF([.E15]=&quot;&quot;;[.C15];CONCATENATE([.C15];&quot; / &quot;;[.E15]))" office:value-type="string" office:string-value=":VIDEO / @自室 / 記録 / jap.flute / 演奏、play / R=4 / todays-melody,genr=~,for=~,key=~,tempo=~,R=~,i.f.=~,memo=~,elements=~,notes=~,Re+,other=accompanied-by:file-2022-02-03_18-35-17_000.mp4">
            <text:p>:VIDEO / @自室 / 記録 / jap.flute / 演奏、play / R=4 / todays-melody,genr=~,for=~,key=~,tempo=~,R=~,i.f.=~,memo=~,elements=~,notes=~,Re+,other=accompanied-by:file-2022-02-03_18-35-17_000.mp4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2-03_18-41-01_000.mp4</text:p>
          </table:table-cell>
          <table:table-cell table:style-name="ce28" office:value-type="string">
            <text:p>:VIDEO / @自室 / 記録 / jap.flute / 演奏、play / R=5 / memo-taking,for=kan:hole-7;0,other=~ </text:p>
          </table:table-cell>
          <table:table-cell table:style-name="ce12"/>
          <table:table-cell table:style-name="ce5"/>
          <table:table-cell table:style-name="ce5"/>
          <table:table-cell table:style-name="ce41" table:formula="of:=IF([.E16]=&quot;&quot;;[.C16];CONCATENATE([.C16];&quot; / &quot;;[.E16]))" office:value-type="string" office:string-value=":VIDEO / @自室 / 記録 / jap.flute / 演奏、play / R=5 / memo-taking,for=kan:hole-7;0,other=~ ">
            <text:p>:VIDEO / @自室 / 記録 / jap.flute / 演奏、play / R=5 / memo-taking,for=kan:hole-7;0,other=~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2-03_18-43-46_000.mp4</text:p>
          </table:table-cell>
          <table:table-cell table:style-name="ce28" office:value-type="string">
            <text:p>:VIDEO / @自室 / 記録 / jap.flute / 演奏、play / R=6 / record,for=mouth-shape:甲音から大甲へ：移り変わり：hole-4,other=~</text:p>
          </table:table-cell>
          <table:table-cell table:style-name="ce19"/>
          <table:table-cell table:style-name="ce5"/>
          <table:table-cell table:style-name="ce5"/>
          <table:table-cell table:style-name="ce41" table:formula="of:=IF([.E17]=&quot;&quot;;[.C17];CONCATENATE([.C17];&quot; / &quot;;[.E17]))" office:value-type="string" office:string-value=":VIDEO / @自室 / 記録 / jap.flute / 演奏、play / R=6 / record,for=mouth-shape:甲音から大甲へ：移り変わり：hole-4,other=~">
            <text:p>:VIDEO / @自室 / 記録 / jap.flute / 演奏、play / R=6 / record,for=mouth-shape:甲音から大甲へ：移り変わり：hole-4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2-03_18-56-45_000.avi</text:p>
          </table:table-cell>
          <table:table-cell table:style-name="ce28" office:value-type="string">
            <text:p>:VIDEO / @自室 / 記録 / jap.flute / 演奏、play / R=7 / video-extract / from=2022-02-03_18-26-57_000.mp4,for=accompany</text:p>
          </table:table-cell>
          <table:table-cell table:style-name="ce21"/>
          <table:table-cell table:style-name="ce5"/>
          <table:table-cell table:style-name="ce5"/>
          <table:table-cell table:style-name="ce41" table:formula="of:=IF([.E18]=&quot;&quot;;[.C18];CONCATENATE([.C18];&quot; / &quot;;[.E18]))" office:value-type="string" office:string-value=":VIDEO / @自室 / 記録 / jap.flute / 演奏、play / R=7 / video-extract / from=2022-02-03_18-26-57_000.mp4,for=accompany">
            <text:p>:VIDEO / @自室 / 記録 / jap.flute / 演奏、play / R=7 / video-extract / from=2022-02-03_18-26-57_000.mp4,for=accompany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1" table:formula="of:=IF([.E19]=&quot;&quot;;[.C19];CONCATENATE([.C19];&quot; / &quot;;[.E1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1" table:formula="of:=IF([.E20]=&quot;&quot;;[.C20];CONCATENATE([.C20];&quot; / &quot;;[.E2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1" table:formula="of:=IF([.E21]=&quot;&quot;;[.C21];CONCATENATE([.C21];&quot; / &quot;;[.E2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5"/>
          <table:table-cell table:style-name="ce5"/>
          <table:table-cell table:style-name="ce5"/>
          <table:table-cell table:style-name="ce41" table:formula="of:=IF([.E22]=&quot;&quot;;[.C22];CONCATENATE([.C22];&quot; / &quot;;[.E2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23]=&quot;&quot;;[.C23];CONCATENATE([.C23];&quot; / &quot;;[.E2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24]=&quot;&quot;;[.C24];CONCATENATE([.C24];&quot; / &quot;;[.E2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25]=&quot;&quot;;[.C25];CONCATENATE([.C25];&quot; / &quot;;[.E2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1" table:formula="of:=IF([.E26]=&quot;&quot;;[.C26];CONCATENATE([.C26];&quot; / &quot;;[.E2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7]=&quot;&quot;;[.C27];CONCATENATE([.C27];&quot; / &quot;;[.E2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8]=&quot;&quot;;[.C28];CONCATENATE([.C28];&quot; / &quot;;[.E2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9]=&quot;&quot;;[.C29];CONCATENATE([.C29];&quot; / &quot;;[.E2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30]=&quot;&quot;;[.C30];CONCATENATE([.C30];&quot; / &quot;;[.E3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float" office:value="0">
            <text:p>0</text:p>
          </table:table-cell>
          <table:table-cell table:style-name="ce5"/>
          <table:table-cell table:style-name="ce41" table:formula="of:=IF([.E31]=&quot;&quot;;[.C31];CONCATENATE([.C31];&quot; / &quot;;[.E3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 table:formula="of:=[.F32]" office:value-type="float" office:value="0">
            <text:p>0</text:p>
          </table:table-cell>
          <table:table-cell table:style-name="ce5"/>
          <table:table-cell table:style-name="ce41" table:formula="of:=IF([.E32]=&quot;&quot;;[.C32];CONCATENATE([.C32];&quot; / &quot;;[.E3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3]" office:value-type="float" office:value="0">
            <text:p>0</text:p>
          </table:table-cell>
          <table:table-cell table:style-name="ce5"/>
          <table:table-cell table:style-name="ce41" table:formula="of:=IF([.E33]=&quot;&quot;;[.C33];CONCATENATE([.C33];&quot; / &quot;;[.E3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1" table:formula="of:=IF([.E34]=&quot;&quot;;[.C34];CONCATENATE([.C34];&quot; / &quot;;[.E3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1" table:formula="of:=IF([.E35]=&quot;&quot;;[.C35];CONCATENATE([.C35];&quot; / &quot;;[.E3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6]=&quot;&quot;;[.C36];CONCATENATE([.C36];&quot; / &quot;;[.E3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7]=&quot;&quot;;[.C37];CONCATENATE([.C37];&quot; / &quot;;[.E3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8]=&quot;&quot;;[.C38];CONCATENATE([.C38];&quot; / &quot;;[.E3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9]=&quot;&quot;;[.C39];CONCATENATE([.C39];&quot; / &quot;;[.E3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40]=&quot;&quot;;[.C40];CONCATENATE([.C40];&quot; / &quot;;[.E4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1]=&quot;&quot;;[.C41];CONCATENATE([.C41];&quot; / &quot;;[.E4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2]=&quot;&quot;;[.C42];CONCATENATE([.C42];&quot; / &quot;;[.E4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3]=&quot;&quot;;[.C43];CONCATENATE([.C43];&quot; / &quot;;[.E4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4]=&quot;&quot;;[.C44];CONCATENATE([.C44];&quot; / &quot;;[.E4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5]=&quot;&quot;;[.C45];CONCATENATE([.C45];&quot; / &quot;;[.E4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6]=&quot;&quot;;[.C46];CONCATENATE([.C46];&quot; / &quot;;[.E4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7]=&quot;&quot;;[.C47];CONCATENATE([.C47];&quot; / &quot;;[.E4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9"/>
          <table:table-cell table:style-name="ce5"/>
          <table:table-cell table:style-name="ce5"/>
          <table:table-cell table:style-name="ce41" table:formula="of:=IF([.E48]=&quot;&quot;;[.C48];CONCATENATE([.C48];&quot; / &quot;;[.E4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49]=&quot;&quot;;[.C49];CONCATENATE([.C49];&quot; / &quot;;[.E4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0]=&quot;&quot;;[.C50];CONCATENATE([.C50];&quot; / &quot;;[.E5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1]=&quot;&quot;;[.C51];CONCATENATE([.C51];&quot; / &quot;;[.E5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2]=&quot;&quot;;[.C52];CONCATENATE([.C52];&quot; / &quot;;[.E5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3]=&quot;&quot;;[.C53];CONCATENATE([.C53];&quot; / &quot;;[.E5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1" table:formula="of:=IF([.E54]=&quot;&quot;;[.C54];CONCATENATE([.C54];&quot; / &quot;;[.E5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5]=&quot;&quot;;[.C55];CONCATENATE([.C55];&quot; / &quot;;[.E5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6]=&quot;&quot;;[.C56];CONCATENATE([.C56];&quot; / &quot;;[.E5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7]=&quot;&quot;;[.C57];CONCATENATE([.C57];&quot; / &quot;;[.E5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8]=&quot;&quot;;[.C58];CONCATENATE([.C58];&quot; / &quot;;[.E5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9]=&quot;&quot;;[.C59];CONCATENATE([.C59];&quot; / &quot;;[.E5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0]=&quot;&quot;;[.C60];CONCATENATE([.C60];&quot; / &quot;;[.E6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1]=&quot;&quot;;[.C61];CONCATENATE([.C61];&quot; / &quot;;[.E6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2]=&quot;&quot;;[.C62];CONCATENATE([.C62];&quot; / &quot;;[.E6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9"/>
          <table:table-cell table:style-name="ce5"/>
          <table:table-cell table:style-name="ce5"/>
          <table:table-cell table:style-name="ce41" table:formula="of:=IF([.E63]=&quot;&quot;;[.C63];CONCATENATE([.C63];&quot; / &quot;;[.E6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64]=&quot;&quot;;[.C64];CONCATENATE([.C64];&quot; / &quot;;[.E6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65]=&quot;&quot;;[.C65];CONCATENATE([.C65];&quot; / &quot;;[.E6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6]=&quot;&quot;;[.C66];CONCATENATE([.C66];&quot; / &quot;;[.E6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7]=&quot;&quot;;[.C67];CONCATENATE([.C67];&quot; / &quot;;[.E6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8]=&quot;&quot;;[.C68];CONCATENATE([.C68];&quot; / &quot;;[.E6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9]=&quot;&quot;;[.C69];CONCATENATE([.C69];&quot; / &quot;;[.E6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0]=&quot;&quot;;[.C70];CONCATENATE([.C70];&quot; / &quot;;[.E7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1]=&quot;&quot;;[.C71];CONCATENATE([.C71];&quot; / &quot;;[.E7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2]=&quot;&quot;;[.C72];CONCATENATE([.C72];&quot; / &quot;;[.E7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3]=&quot;&quot;;[.C73];CONCATENATE([.C73];&quot; / &quot;;[.E7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4]=&quot;&quot;;[.C74];CONCATENATE([.C74];&quot; / &quot;;[.E7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5]=&quot;&quot;;[.C75];CONCATENATE([.C75];&quot; / &quot;;[.E7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6]=&quot;&quot;;[.C76];CONCATENATE([.C76];&quot; / &quot;;[.E7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1" table:formula="of:=IF([.E77]=&quot;&quot;;[.C77];CONCATENATE([.C77];&quot; / &quot;;[.E77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8]=&quot;&quot;;[.C78];CONCATENATE([.C78];&quot; / &quot;;[.E7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1" table:formula="of:=IF([.E79]=&quot;&quot;;[.C79];CONCATENATE([.C79];&quot; / &quot;;[.E7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1" table:formula="of:=IF([.E81]=&quot;&quot;;[.C81];CONCATENATE([.C81];&quot; / &quot;;[.E81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4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5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6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4" table:formula="of:=COUNTA([.$B$2:.$B28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4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4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4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4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4">2022/02/04</text:date>, <text:time>01:1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04T01:11:21.08</dc:date>
    <dc:creator>iwabuchi ken</dc:creator>
    <meta:editing-duration>P42DT18H38M10S</meta:editing-duration>
    <meta:editing-cycles>14446</meta:editing-cycles>
    <meta:document-statistic meta:table-count="1" meta:cell-count="455" meta:object-count="0"/>
    <meta:user-defined meta:name="qrichtext">1</meta:user-defined>
  </office:meta>
</office:document-meta>
</file>